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ucida Grande" svg:font-family="'Lucida Grande'" style:font-family-generic="swiss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Sonsie One" svg:font-family="'Sonsie One'">
      <svg:font-face-src>
        <svg:font-face-uri xlink:href="Fonts/SonsieOne-Regular.ttf" xlink:type="simple">
          <svg:font-face-format svg:string="truetype"/>
        </svg:font-face-uri>
      </svg:font-face-src>
    </style:font-face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2-11-06T18:14:07</meta:creation-date>
    <dc:date>2020-01-04T20:36:15.359Z</dc:date>
    <meta:editing-duration>PT3H12M1S</meta:editing-duration>
    <meta:editing-cycles>7</meta:editing-cycles>
    <meta:generator>WebODF/0.5.9 Mozilla/5.0 (Macintosh; Intel Mac OS X 10_13_6) AppleWebKit/537.36 (KHTML, like Gecko) Chrome/79.0.3945.88 Safari/537.36</meta:generator>
    <dc:creator>WebODF-Curious</dc:creator>
    <meta:document-statistic meta:table-count="0" meta:image-count="1" meta:object-count="0" meta:page-count="1" meta:paragraph-count="15" meta:word-count="287" meta:character-count="1616" meta:non-whitespace-character-count="1347"/>
  </office:meta>
</office:document-meta>
</file>